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</office:automatic-styles>
  <office:body>
    <office:text text:use-soft-page-breaks="true">
      <text:p text:style-name="P1">This section consists of two challenges to test your Statistics skills. Please download<text:s/><text:a xlink:href="https://trainings.analyticsvidhya.com/assets/courseware/v1/15beebcfe5973d4ac230a5d9182c713a/asset-v1:AnalyticsVidhya+DS101+2018T2+type@asset+block/data_statistics.csv" office:target-frame-name="_top" xlink:show="replace">data_statistics.csv</text:a><text:s/>file to complete the following challenges:</text:p>
      <text:list text:style-name="LFO1" text:continue-numbering="true">
        <text:list-item>
          <text:p text:style-name="P2"><text:span text:style-name="StrongEmphasis">Statistics Coding Challenge</text:span><text:s/>: In this challenge, you have to download a Jupyter notebook and fill missing code in the notebook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it Mitra</dc:creator>
    <meta:creation-date>2019-02-11T17:37:00Z</meta:creation-date>
    <dc:date>2019-06-05T14:07:00Z</dc:date>
    <meta:template xlink:href="Normal" xlink:type="simple"/>
    <meta:editing-cycles>2</meta:editing-cycles>
    <meta:editing-duration>PT60S</meta:editing-duration>
    <meta:document-statistic meta:page-count="1" meta:paragraph-count="1" meta:word-count="69" meta:character-count="463" meta:row-count="3" meta:non-whitespace-character-count="395"/>
  </office:meta>
</office:document-meta>
</file>